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officeooo:rsid="001c18d3"/>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8b486"/>
    </style:style>
    <style:style style:name="T78" style:family="text">
      <style:text-properties officeooo:rsid="001a92a8"/>
    </style:style>
    <style:style style:name="T79" style:family="text">
      <style:text-properties officeooo:rsid="0020caa1"/>
    </style:style>
    <style:style style:name="T80" style:family="text">
      <style:text-properties officeooo:rsid="0021c8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7">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02279995785075788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text:span text:style-name="T80">а</text:span> увешан<text:span text:style-name="T79">а</text:span>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5"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text:span text:style-name="T78">в прощальном жесте</text:span>. Как сквозь подушку, я услышал его затихающий голос.</text:p>
      <text:p text:style-name="P104">– Ты ещё увидишь пару-тройку снов на<text:span text:style-name="T78">последок</text:span>.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5-21T18:32:36.525858046</dc:date>
    <meta:editing-duration>P168DT8H4M41S</meta:editing-duration>
    <meta:editing-cycles>10729</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43" meta:non-whitespace-character-count="599064"/>
  </office:meta>
</office:document-meta>
</file>